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style:font-size-asian="10pt"/>
    </style:style>
    <style:style style:name="P4" style:family="paragraph" style:parent-style-name="Standard">
      <style:text-properties fo:color="#000000" loext:opacity="100%" style:font-name="Monospace" fo:font-size="10pt" style:font-size-asian="10pt"/>
    </style:style>
    <style:style style:name="P5" style:family="paragraph" style:parent-style-name="Standard">
      <style:text-properties fo:color="#000000" loext:opacity="100%" style:font-name="Monospace" fo:font-size="10pt" officeooo:rsid="00038f39" officeooo:paragraph-rsid="00038f39" style:font-size-asian="10pt"/>
    </style:style>
    <style:style style:name="T1" style:family="text">
      <style:text-properties fo:color="#7f0055" loext:opacity="100%" style:font-name="Monospace" fo:font-size="10pt" fo:font-weight="bold" style:font-size-asian="10pt" style:font-weight-asian="bold"/>
    </style:style>
    <style:style style:name="T2" style:family="text">
      <style:text-properties fo:color="#000000" loext:opacity="100%" style:font-name="Monospace" fo:font-size="10pt" style:font-size-asian="10pt"/>
    </style:style>
    <style:style style:name="T3" style:family="text">
      <style:text-properties fo:color="#6a3e3e" loext:opacity="100%" style:font-name="Monospace" fo:font-size="10pt" style:font-size-asian="10pt"/>
    </style:style>
    <style:style style:name="T4" style:family="text">
      <style:text-properties fo:color="#6a3e3e" loext:opacity="100%" style:font-name="Monospace" fo:font-size="10pt" style:text-underline-style="solid" style:text-underline-width="auto" style:text-underline-color="font-color" style:font-size-asian="10pt"/>
    </style:style>
    <style:style style:name="T5" style:family="text">
      <style:text-properties fo:color="#0000c0" loext:opacity="100%" style:font-name="Monospace" fo:font-size="10pt" fo:font-style="italic" fo:font-weight="bold" style:font-size-asian="10pt" style:font-style-asian="italic" style:font-weight-asian="bold"/>
    </style:style>
    <style:style style:name="T6" style:family="text">
      <style:text-properties fo:color="#2a00ff" loext:opacity="100%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ublic</text:span><text:span text:style-name="T2"> </text:span><text:span text:style-name="T1">class</text:span><text:span text:style-name="T2"> Ejercicios {</text:span></text:p>
      <text:p text:style-name="P2"/>
      <text:p text:style-name="P1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3">args</text:span><text:span text:style-name="T2">) {</text:span></text:p>
      <text:p text:style-name="P3"><text:tab/><text:tab/></text:p>
      <text:p text:style-name="P1"><text:span text:style-name="T2"><text:tab/><text:tab/>System.</text:span><text:span text:style-name="T5">out</text:span><text:span text:style-name="T2">.println (</text:span><text:span text:style-name="T6">"Ejercicio 1 A"</text:span><text:span text:style-name="T2">);</text:span></text:p>
      <text:p text:style-name="P3"><text:tab/><text:tab/></text:p>
      <text:p text:style-name="P1"><text:span text:style-name="T2"><text:tab/><text:tab/></text:span><text:span text:style-name="T1">int</text:span><text:span text:style-name="T2"> </text:span><text:span text:style-name="T3">nIni</text:span><text:span text:style-name="T2"> = 1;</text:span></text:p>
      <text:p text:style-name="P1"><text:span text:style-name="T2"><text:tab/><text:tab/></text:span><text:span text:style-name="T1">int</text:span><text:span text:style-name="T2"> </text:span><text:span text:style-name="T3">nFin</text:span><text:span text:style-name="T2"> = 10;</text:span></text:p>
      <text:p text:style-name="P3"><text:tab/><text:tab/></text:p>
      <text:p text:style-name="P1"><text:span text:style-name="T2"><text:tab/><text:tab/></text:span><text:span text:style-name="T1">while</text:span><text:span text:style-name="T2"> (</text:span><text:span text:style-name="T3">nIni</text:span><text:span text:style-name="T2"> &lt;= </text:span><text:span text:style-name="T3">nFin</text:span><text:span text:style-name="T2">) {</text:span></text:p>
      <text:p text:style-name="P1"><text:span text:style-name="T2"><text:tab/><text:tab/><text:tab/>System.</text:span><text:span text:style-name="T5">out</text:span><text:span text:style-name="T2">.println(</text:span><text:span text:style-name="T3">nIni</text:span><text:span text:style-name="T2">);</text:span></text:p>
      <text:p text:style-name="P1"><text:span text:style-name="T2"><text:tab/><text:tab/><text:tab/></text:span><text:span text:style-name="T3">nIni</text:span><text:span text:style-name="T2"> = </text:span><text:span text:style-name="T3">nIni</text:span><text:span text:style-name="T2"> + 1;</text:span></text:p>
      <text:p text:style-name="P3"><text:tab/><text:tab/>}</text:p>
      <text:p text:style-name="P2"/>
      <text:p text:style-name="P1"><text:span text:style-name="T2"><text:s text:c="8"/>System.</text:span><text:span text:style-name="T5">out</text:span><text:span text:style-name="T2">.println (</text:span><text:span text:style-name="T6">"Ejercicio 1 B"</text:span><text:span text:style-name="T2">);</text:span></text:p>
      <text:p text:style-name="P3"><text:s text:c="8"/></text:p>
      <text:p text:style-name="P1"><text:span text:style-name="T2"><text:s text:c="4"/><text:tab/></text:span><text:span text:style-name="T1">int</text:span><text:span text:style-name="T2"> </text:span><text:span text:style-name="T3">nInic</text:span><text:span text:style-name="T2"> = 1;</text:span></text:p>
      <text:p text:style-name="P1"><text:span text:style-name="T2"><text:tab/><text:tab/></text:span><text:span text:style-name="T1">int</text:span><text:span text:style-name="T2"> </text:span><text:span text:style-name="T3">nFini</text:span><text:span text:style-name="T2"> = 10;</text:span></text:p>
      <text:p text:style-name="P3"><text:s text:c="8"/></text:p>
      <text:p text:style-name="P1"><text:span text:style-name="T2"><text:s text:c="8"/></text:span><text:span text:style-name="T1">while</text:span><text:span text:style-name="T2"> (</text:span><text:span text:style-name="T3">nInic</text:span><text:span text:style-name="T2"> &lt;= </text:span><text:span text:style-name="T3">nFini</text:span><text:span text:style-name="T2">) {</text:span></text:p>
      <text:p text:style-name="P3"><text:s text:c="8"/><text:tab/></text:p>
      <text:p text:style-name="P1"><text:span text:style-name="T2"><text:s text:c="8"/><text:tab/></text:span><text:span text:style-name="T1">if</text:span><text:span text:style-name="T2"> (</text:span><text:span text:style-name="T3">nInic</text:span><text:span text:style-name="T2"> % 2 == 0) {</text:span></text:p>
      <text:p text:style-name="P1"><text:span text:style-name="T2"><text:s text:c="8"/><text:tab/><text:tab/>System.</text:span><text:span text:style-name="T5">out</text:span><text:span text:style-name="T2">.println(</text:span><text:span text:style-name="T3">nInic</text:span><text:span text:style-name="T2">);</text:span></text:p>
      <text:p text:style-name="P3"><text:s text:c="8"/><text:tab/>}</text:p>
      <text:p text:style-name="P1"><text:span text:style-name="T2"><text:s text:c="8"/><text:tab/><text:tab/></text:span><text:span text:style-name="T3">nInic</text:span><text:span text:style-name="T2"> = </text:span><text:span text:style-name="T3">nInic</text:span><text:span text:style-name="T2"> + 1;</text:span></text:p>
      <text:p text:style-name="P3"><text:s text:c="8"/><text:tab/>}</text:p>
      <text:p text:style-name="P3"><text:s text:c="8"/></text:p>
      <text:p text:style-name="P1"><text:span text:style-name="T2"><text:s text:c="8"/>System.</text:span><text:span text:style-name="T5">out</text:span><text:span text:style-name="T2">.println (</text:span><text:span text:style-name="T6">"Ejercicio 1 C"</text:span><text:span text:style-name="T2">);</text:span></text:p>
      <text:p text:style-name="P3"><text:s text:c="8"/></text:p>
      <text:p text:style-name="P1"><text:span text:style-name="T2"><text:s text:c="8"/></text:span><text:span text:style-name="T1">int</text:span><text:span text:style-name="T2"> </text:span><text:span text:style-name="T3">nInici</text:span><text:span text:style-name="T2"> = 1;</text:span></text:p>
      <text:p text:style-name="P1"><text:span text:style-name="T2"><text:s text:c="8"/></text:span><text:span text:style-name="T1">int</text:span><text:span text:style-name="T2"> </text:span><text:span text:style-name="T3">nFinit</text:span><text:span text:style-name="T2"> = 10;</text:span></text:p>
      <text:p text:style-name="P1"><text:span text:style-name="T2"><text:s text:c="8"/></text:span><text:span text:style-name="T1">boolean</text:span><text:span text:style-name="T2"> </text:span><text:span text:style-name="T4">oTro</text:span><text:span text:style-name="T2"> = </text:span><text:span text:style-name="T1">true</text:span><text:span text:style-name="T2">;</text:span></text:p>
      <text:p text:style-name="P3"><text:s text:c="8"/></text:p>
      <text:p text:style-name="P1"><text:span text:style-name="T2"><text:s text:c="8"/></text:span><text:span text:style-name="T1">while</text:span><text:span text:style-name="T2"> (</text:span><text:span text:style-name="T3">nInici</text:span><text:span text:style-name="T2"> &lt;= </text:span><text:span text:style-name="T3">nFinit</text:span><text:span text:style-name="T2">) {</text:span></text:p>
      <text:p text:style-name="P3"><text:s text:c="8"/><text:tab/></text:p>
      <text:p text:style-name="P1"><text:span text:style-name="T2"><text:s text:c="8"/><text:tab/></text:span><text:span text:style-name="T1">if</text:span><text:span text:style-name="T2"> (</text:span><text:span text:style-name="T3">nInici</text:span><text:span text:style-name="T2"> % 2 != 0) {</text:span></text:p>
      <text:p text:style-name="P1"><text:span text:style-name="T2"><text:s text:c="8"/><text:tab/><text:tab/></text:span><text:span text:style-name="T3">oTro</text:span><text:span text:style-name="T2"> = </text:span><text:span text:style-name="T1">true</text:span><text:span text:style-name="T2">;</text:span></text:p>
      <text:p text:style-name="P1"><text:span text:style-name="T2"><text:s text:c="8"/><text:tab/><text:tab/>System.</text:span><text:span text:style-name="T5">out</text:span><text:span text:style-name="T2">.println (</text:span><text:span text:style-name="T3">nInici</text:span><text:span text:style-name="T2">);</text:span></text:p>
      <text:p text:style-name="P1"><text:span text:style-name="T2"><text:s text:c="8"/><text:tab/><text:tab/>System.</text:span><text:span text:style-name="T5">out</text:span><text:span text:style-name="T2">.println (</text:span><text:span text:style-name="T6">"Es impar"</text:span><text:span text:style-name="T2">);</text:span></text:p>
      <text:p text:style-name="P1"><text:span text:style-name="T2"><text:s text:c="8"/><text:tab/>} </text:span><text:span text:style-name="T1">else</text:span><text:span text:style-name="T2"> {</text:span></text:p>
      <text:p text:style-name="P1"><text:span text:style-name="T2"><text:s text:c="8"/><text:tab/><text:tab/></text:span><text:span text:style-name="T3">oTro</text:span><text:span text:style-name="T2"> =</text:span><text:span text:style-name="T1">false</text:span><text:span text:style-name="T2">;</text:span></text:p>
      <text:p text:style-name="P3"><text:s text:c="8"/><text:tab/>}</text:p>
      <text:p text:style-name="P3"><text:s text:c="8"/><text:tab/><text:tab/></text:p>
      <text:p text:style-name="P1"><text:span text:style-name="T2"><text:s text:c="8"/><text:tab/></text:span><text:span text:style-name="T3">nInici</text:span><text:span text:style-name="T2"> = </text:span><text:span text:style-name="T3">nInici</text:span><text:span text:style-name="T2"> + 1;</text:span></text:p>
      <text:p text:style-name="P3"><text:s text:c="7"/></text:p>
      <text:p text:style-name="P3"><text:s text:c="8"/>}</text:p>
      <text:p text:style-name="P3"><text:s text:c="8"/></text:p>
      <text:p text:style-name="P1"><text:span text:style-name="T2"><text:s text:c="8"/>System.</text:span><text:span text:style-name="T5">out</text:span><text:span text:style-name="T2">.println (</text:span><text:span text:style-name="T6">"Ejercicio 1 D"</text:span><text:span text:style-name="T2">);</text:span></text:p>
      <text:p text:style-name="P3"><text:s text:c="8"/></text:p>
      <text:p text:style-name="P1"><text:span text:style-name="T2"><text:s text:c="8"/></text:span><text:span text:style-name="T1">int</text:span><text:span text:style-name="T2"> </text:span><text:span text:style-name="T3">nF</text:span><text:span text:style-name="T2"> = 10;</text:span></text:p>
      <text:p text:style-name="P3"><text:s text:c="8"/></text:p>
      <text:p text:style-name="P1"><text:span text:style-name="T2"><text:s text:c="8"/></text:span><text:span text:style-name="T1">for</text:span><text:span text:style-name="T2"> (</text:span><text:span text:style-name="T1">int</text:span><text:span text:style-name="T2"> </text:span><text:span text:style-name="T3">nI</text:span><text:span text:style-name="T2"> = 1; </text:span><text:span text:style-name="T3">nF</text:span><text:span text:style-name="T2"> &gt;= </text:span><text:span text:style-name="T3">nI</text:span><text:span text:style-name="T2">; </text:span><text:span text:style-name="T3">nF</text:span><text:span text:style-name="T2"> --) {</text:span></text:p>
      <text:p text:style-name="P1"><text:span text:style-name="T2"><text:s text:c="8"/><text:tab/>System.</text:span><text:span text:style-name="T5">out</text:span><text:span text:style-name="T2">.println (</text:span><text:span text:style-name="T3">nF</text:span><text:span text:style-name="T2">);</text:span></text:p>
      <text:p text:style-name="P3"><text:s text:c="8"/>}</text:p>
      <text:p text:style-name="P3"><text:s text:c="8"/></text:p>
      <text:p text:style-name="P1"><text:span text:style-name="T2"><text:s text:c="8"/>System.</text:span><text:span text:style-name="T5">out</text:span><text:span text:style-name="T2">.println (</text:span><text:span text:style-name="T6">"Ejercicio 2"</text:span><text:span text:style-name="T2">);</text:span></text:p>
      <text:p text:style-name="P3"><text:s text:c="8"/></text:p>
      <text:p text:style-name="P1"><text:span text:style-name="T2"><text:s text:c="8"/></text:span><text:span text:style-name="T1">double</text:span><text:span text:style-name="T2"> </text:span><text:span text:style-name="T3">ingreSos</text:span><text:span text:style-name="T2"> = 1;</text:span></text:p>
      <text:p text:style-name="P1"><text:span text:style-name="T2"><text:s text:c="8"/></text:span><text:span text:style-name="T1">int</text:span><text:span text:style-name="T2"> </text:span><text:span text:style-name="T3">vehicuLos</text:span><text:span text:style-name="T2"> = 1;</text:span></text:p>
      <text:p text:style-name="P1"><text:span text:style-name="T2"><text:s text:c="8"/></text:span><text:span text:style-name="T1">int</text:span><text:span text:style-name="T2"> </text:span><text:span text:style-name="T3">inmueBles</text:span><text:span text:style-name="T2"> = 1;</text:span></text:p>
      <text:p text:style-name="P1"><text:span text:style-name="T2"><text:s text:c="8"/></text:span><text:span text:style-name="T1">int</text:span><text:span text:style-name="T2"> </text:span><text:span text:style-name="T3">vehiculoLujo</text:span><text:span text:style-name="T2"> = 0;</text:span></text:p>
      <text:p text:style-name="P1"><text:span text:style-name="T2"><text:s text:c="8"/></text:span><text:span text:style-name="T1">boolean</text:span><text:span text:style-name="T2"> </text:span><text:span text:style-name="T3">actiVos</text:span><text:span text:style-name="T2"> = </text:span><text:span text:style-name="T1">false</text:span><text:span text:style-name="T2">;</text:span></text:p>
      <text:p text:style-name="P3"><text:soft-page-break/><text:s text:c="8"/></text:p>
      <text:p text:style-name="P1"><text:span text:style-name="T2"><text:s text:c="8"/></text:span><text:span text:style-name="T1">if</text:span><text:span text:style-name="T2"> ((</text:span><text:span text:style-name="T3">ingreSos</text:span><text:span text:style-name="T2"> &gt;= 489083) || (</text:span><text:span text:style-name="T3">vehicuLos</text:span><text:span text:style-name="T2"> &gt;= 3) || (</text:span><text:span text:style-name="T3">inmueBles</text:span><text:span text:style-name="T2"> &gt;= 3) || (</text:span><text:span text:style-name="T3">vehiculoLujo</text:span><text:span text:style-name="T2"> &gt;= 1) || (</text:span><text:span text:style-name="T3">actiVos</text:span><text:span text:style-name="T2"> == </text:span><text:span text:style-name="T1">true</text:span><text:span text:style-name="T2">)) {</text:span></text:p>
      <text:p text:style-name="P1"><text:span text:style-name="T2"><text:s text:c="8"/><text:tab/>System.</text:span><text:span text:style-name="T5">out</text:span><text:span text:style-name="T2">.println (</text:span><text:span text:style-name="T6">"Categoría: Altos Ingresos"</text:span><text:span text:style-name="T2">);</text:span></text:p>
      <text:p text:style-name="P1"><text:span text:style-name="T2"><text:s text:c="8"/>} </text:span><text:span text:style-name="T1">else</text:span><text:span text:style-name="T2"> </text:span><text:span text:style-name="T1">if</text:span><text:span text:style-name="T2"> ((</text:span><text:span text:style-name="T3">ingreSos</text:span><text:span text:style-name="T2"> &lt; 489083) &amp;&amp; (</text:span><text:span text:style-name="T3">vehicuLos</text:span><text:span text:style-name="T2"> &lt; 3) &amp;&amp; (</text:span><text:span text:style-name="T3">inmueBles</text:span><text:span text:style-name="T2"> &lt; 3) &amp;&amp; (</text:span><text:span text:style-name="T3">vehiculoLujo</text:span><text:span text:style-name="T2"> &lt; 1) &amp;&amp; (</text:span><text:span text:style-name="T3">actiVos</text:span><text:span text:style-name="T2"> == </text:span><text:span text:style-name="T1">false</text:span><text:span text:style-name="T2">)) {</text:span></text:p>
      <text:p text:style-name="P1"><text:span text:style-name="T2"><text:s text:c="8"/><text:tab/>System.</text:span><text:span text:style-name="T5">out</text:span><text:span text:style-name="T2">.println (</text:span><text:span text:style-name="T6">"Categoría: Ingresos Medios"</text:span><text:span text:style-name="T2">);</text:span></text:p>
      <text:p text:style-name="P3"><text:s text:c="8"/>}</text:p>
      <text:p text:style-name="P3"><text:s text:c="8"/></text:p>
      <text:p text:style-name="P3"><text:s text:c="8"/>}</text:p>
      <text:p text:style-name="P4"><text:tab/>}</text:p>
      <text:p text:style-name="P4"/>
      <text:p text:style-name="P5">MODIFICAD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A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6:00:11.259894999</meta:creation-date>
    <dc:date>2023-03-06T16:34:02.807916012</dc:date>
    <meta:editing-duration>PT1M33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2" meta:paragraph-count="70" meta:word-count="216" meta:character-count="1671" meta:non-whitespace-character-count="1019"/>
  </office:meta>
</office:document-meta>
</file>